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BB600000A8C5A10917F.svm"/>
  <manifest:file-entry manifest:media-type="" manifest:full-path="Pictures/2000000700002E6900000F322211F46D.svm"/>
  <manifest:file-entry manifest:media-type="" manifest:full-path="Pictures/200000070000237400000F9C3237BBB9.svm"/>
  <manifest:file-entry manifest:media-type="" manifest:full-path="Pictures/2000000700003CAC00001D415BDF9FF1.svm"/>
  <manifest:file-entry manifest:media-type="" manifest:full-path="Pictures/20000007000023C400000FB7B9863698.svm"/>
  <manifest:file-entry manifest:media-type="" manifest:full-path="Pictures/2000000700002C8D0000281B01F7A78F.svm"/>
  <manifest:file-entry manifest:media-type="" manifest:full-path="Pictures/200000070000295800000B5FF0B5DE70.svm"/>
  <manifest:file-entry manifest:media-type="" manifest:full-path="Pictures/20000007000016BE00000A22AE14F5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0pt" fo:language="ru" fo:country="RU" fo:font-weight="normal" style:font-name-asian="Times New Roman" style:font-size-asian="10pt" style:language-asian="ru" style:country-asian="RU" style:font-weight-asian="normal" style:font-name-complex="Arial" style:font-size-complex="10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use-window-font-color="true" style:font-name="Times New Roman" fo:language="ru" fo:country="RU" style:font-name-asian="Times New Roman" style:language-asian="ru" style:country-asian="RU" style:font-name-complex="Arial" style:language-complex="ar" style:country-complex="SA"/>
    </style:style>
    <style:style style:name="T7" style:family="text">
      <style:text-properties style:use-window-font-color="true" style:font-name="Times New Roman" fo:font-size="10pt" fo:language="ru" fo:country="RU" style:font-name-asian="Times New Roman" style:font-size-asian="10pt" style:language-asian="ru" style:country-asian="RU" style:font-name-complex="Arial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струкция по установке СЭДБ <text:s/>Клиент-Банк</text:p>
      <text:p text:style-name="P2"/>
      <text:list text:style-name="L1">
        <text:list-item>
          <text:p text:style-name="P3">Запустите файл дистрибутива: <text:span text:style-name="T1">setup.exe</text:span></text:p>
        </text:list-item>
        <text:list-item>
          <text:p text:style-name="P3">В окне Мастер InstallShield нажмите <text:span text:style-name="T1">«Далее»</text:span></text:p>
        </text:list-item>
        <text:list-item>
          <text:p text:style-name="P3">В окне Папка Установки <text:span text:style-name="T1">«Далее»</text:span>. По умолчанию программа ставится на жесткий диск в папку <text:span text:style-name="T1">«C:\Prio»</text:span>. Если есть необходимость установить Клиент-Банк в другую папку, то можно это сделать путем нажатия кнопки <text:span text:style-name="T1">«Изменить»</text:span> и в <text:span text:style-name="T2">открывшемся</text:span> окне указать новое место установки.</text:p>
        </text:list-item>
        <text:list-item>
          <text:p text:style-name="P3">В открывшемся окне нажмите <text:span text:style-name="T1">«Install»</text:span>.Мастер начнет установку программы. </text:p>
        </text:list-item>
        <text:list-item>
          <text:p text:style-name="P3">Нажмите <text:span text:style-name="T1">«Готово»</text:span></text:p>
        </text:list-item>
        <text:list-item>
          <text:p text:style-name="P3">Вставьте ключевую дискету в дисковод. <text:s/></text:p>
        </text:list-item>
        <text:list-item>
          <text:p text:style-name="P3">Запустите ярлык появившейся на рабочем столе.</text:p>
        </text:list-item>
        <text:list-item>
          <text:p text:style-name="P3"><draw:frame draw:style-name="fr1" draw:name="Графический объект1" text:anchor-type="paragraph" svg:x="3.967cm" svg:y="0.134cm" svg:width="7.675cm" svg:height="2.267cm" draw:z-index="0"><draw:image xlink:href="Pictures/200000070000295800000B5FF0B5DE70.svm" xlink:type="simple" xlink:show="embed" xlink:actuate="onLoad"/></draw:frame>Нажмите кнопку <text:span text:style-name="T1">«OK»</text:span></text:p>
        </text:list-item>
        <text:list-item>
          <text:p text:style-name="P3">В открывшемся окне <text:span text:style-name="T1">«Регистрация»</text:span> нажмите <text:span text:style-name="T1">«Продолжить»</text:span></text:p>
        </text:list-item>
        <text:list-item>
          <text:p text:style-name="P3"><draw:frame draw:style-name="fr1" draw:name="Графический объект4" text:anchor-type="paragraph" svg:x="3.868cm" svg:y="0.335cm" svg:width="7.842cm" svg:height="3.524cm" draw:z-index="2"><draw:image xlink:href="Pictures/20000007000023C400000FB7B9863698.svm" xlink:type="simple" xlink:show="embed" xlink:actuate="onLoad"/></draw:frame> В результате на экране отобразится окно <text:span text:style-name="T1">«Внимание»</text:span>, в котором необходимо нажать кнопку <text:span text:style-name="T1">«Да»</text:span> для продолжения регистрации ключевой дискеты.</text:p>
        </text:list-item>
        <text:list-item>
          <text:p text:style-name="P3"><draw:frame draw:style-name="fr1" draw:name="Графический объект5" text:anchor-type="paragraph" svg:x="3.856cm" svg:y="0.362cm" svg:width="9.354cm" svg:height="3.226cm" draw:z-index="3"><draw:image xlink:href="Pictures/200000070000237400000F9C3237BBB9.svm" xlink:type="simple" xlink:show="embed" xlink:actuate="onLoad"/></draw:frame><text:span text:style-name="T1"> П</text:span>ри <text:s/>регистрации дискеты реквизиты не заполняются, они автоматически запишутся при первом сеансе связи с банком. А в открывшемся окне <text:span text:style-name="T1">«Конфигурация</text:span> <text:span text:style-name="T1">программы»</text:span> следует выбрать закладку <text:span text:style-name="T1">“связь”</text:span> для настройки соединения с банком.</text:p>
          <text:p text:style-name="P3"><text:s text:c="12"/><text:span text:style-name="T3">Транспорт для связи с банком:</text:span></text:p>
          <text:p text:style-name="P3">- <text:span text:style-name="T1">BINK (модем)</text:span> – настройка соединения через модем подключенный к телефонной линии</text:p>
          <text:p text:style-name="P4">- FTPS клиент – <text:span text:style-name="T4">связь с банком осуществляется через любое интернет соединение</text:span></text:p>
          <text:p text:style-name="P5"><draw:frame draw:style-name="fr1" draw:name="Графический объект6" text:anchor-type="paragraph" svg:x="3.194cm" svg:y="0.201cm" svg:width="12.044cm" svg:height="5.627cm" draw:z-index="5"><draw:image xlink:href="Pictures/2000000700003CAC00001D415BDF9FF1.svm" xlink:type="simple" xlink:show="embed" xlink:actuate="onLoad"/></draw:frame>После завершения настроек соединения нажать<text:span text:style-name="T1"> “OK”</text:span></text:p>
        </text:list-item>
        <text:list-item>
          <text:p text:style-name="P4"><text:s text:c="2"/><text:span text:style-name="T4">В подтверждение обновлению справочника нажмите</text:span> “OK”</text:p>
          <text:p text:style-name="P4"/>
          <text:p text:style-name="P4"/>
        </text:list-item>
        <text:list-item>
          <text:p text:style-name="P3"><draw:frame draw:style-name="fr1" draw:name="Графический объект7" text:anchor-type="paragraph" svg:x="4.512cm" svg:y="-0.318cm" svg:width="5.576cm" svg:height="2.237cm" draw:z-index="4"><draw:image xlink:href="Pictures/20000007000016BE00000A22AE14F5CE.svm" xlink:type="simple" xlink:show="embed" xlink:actuate="onLoad"/></draw:frame>В поле <text:span text:style-name="T1">«пароль» </text:span>введите пароль входа.</text:p>
          <text:p text:style-name="P3">По умолчанию: Имя пользователя – User</text:p>
          <text:p text:style-name="P3"><text:s text:c="28"/>Пароль: 1,2,3 </text:p>
        </text:list-item>
        <text:list-item>
          <text:p text:style-name="P3"><draw:frame draw:style-name="fr1" draw:name="Графический объект2" text:anchor-type="paragraph" svg:x="3.21cm" svg:y="0.088cm" svg:width="7.971cm" svg:height="2.731cm" draw:z-index="1"><draw:image xlink:href="Pictures/2000000700002E6900000F322211F46D.svm" xlink:type="simple" xlink:show="embed" xlink:actuate="onLoad"/></draw:frame> <text:span text:style-name="T5">Работа с программой начинается с выбора рабочей даты.</text:span><text:span text:style-name="T6">В <text:s/>календаре подсвечивается <text:s/>текущая дата <text:s/>по</text:span><text:span text:style-name="T7"> <text:s/></text:span><text:span text:style-name="T6">системным <text:s/>часам <text:s/>Вашего компьютера</text:span><text:span text:style-name="T5">. Для подтверждения нажмите кнопку</text:span> <text:span text:style-name="T1">“OK” </text:span></text:p>
        </text:list-item>
      </text:list>
      <text:p text:style-name="P6"><draw:frame draw:style-name="fr1" draw:name="Графический объект8" text:anchor-type="paragraph" svg:x="4.286cm" svg:y="0.212cm" svg:width="7.295cm" svg:height="6.89cm" draw:z-index="6"><draw:image xlink:href="Pictures/2000000700002C8D0000281B01F7A78F.svm" xlink:type="simple" xlink:show="embed" xlink:actuate="onLoad"/></draw:frame><draw:frame draw:style-name="fr1" draw:name="Графический объект9" text:anchor-type="paragraph" svg:x="-0.52cm" svg:y="8.959cm" svg:width="20.128cm" svg:height="1.836cm" draw:z-index="7"><draw:image xlink:href="Pictures/2000000700007BB600000A8C5A10917F.svm" xlink:type="simple" xlink:show="embed" xlink:actuate="onLoad"/></draw:frame></text:p>
      <text:p text:style-name="P7"><text:s/>15) <text:s/>После запуска программы, регистрации пользователя и ввода рабочей даты в верхней части <text:s/>экрана отображается главное окно программы, имеющее следующий вид: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4$Win32 OpenOffice.org_project/680m5$Build-9073</meta:generator>
    <meta:creation-date>2009-03-16T14:45:27</meta:creation-date>
    <dc:creator>Владислав Банков</dc:creator>
    <dc:date>2009-03-23T17:29:28</dc:date>
    <dc:language>en-US</dc:language>
    <meta:editing-cycles>20</meta:editing-cycles>
    <meta:editing-duration>PT5H29M41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2" meta:paragraph-count="22" meta:word-count="229" meta:character-count="1749"/>
  </office:meta>
</office:document-meta>
</file>